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13d91" officeooo:paragraph-rsid="001d7005"/>
    </style:style>
    <style:style style:name="P2" style:family="paragraph" style:parent-style-name="Text_20_body" style:list-style-name="L1">
      <style:text-properties officeooo:rsid="0021f369" officeooo:paragraph-rsid="0021f369"/>
    </style:style>
    <style:style style:name="P3" style:family="paragraph" style:parent-style-name="Text_20_body">
      <style:text-properties officeooo:rsid="00254ec1" officeooo:paragraph-rsid="00254ec1"/>
    </style:style>
    <style:style style:name="P4" style:family="paragraph" style:parent-style-name="Heading_20_1">
      <style:text-properties officeooo:rsid="00254ec1" officeooo:paragraph-rsid="00254ec1"/>
    </style:style>
    <style:style style:name="T1" style:family="text">
      <style:text-properties officeooo:rsid="00262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Nivel SQL</text:h>
      <text:p text:style-name="P3">Ya tenía bastantes conocimientos previos de SQL (Todo lo que quiso saber deobre SQL y no se atrevio a preguntar). Pero no era SQL del tipo que se aplican en este tipo de cargas con lo que me ha llevado al siguiente nivel!! (Truncate table “sql_problems”)</text:p>
      <text:p text:style-name="P3"/>
      <text:p text:style-name="P3">Me ha gustado este tema, lo <text:span text:style-name="T1">único</text:span> que <text:span text:style-name="T1">quizá</text:span> he echado en falta es tener un poco mas de <text:span text:style-name="T1">visión</text:span> de las herramientas de ETL para lanzar estos procesos <text:span text:style-name="T1">automáticamente</text:span>, algunos ejemplos mas de la parte de DDS y herramientas de presentación de datos(aunque esto creí entender que lo veremos mas adelante en el bootcamp)</text:p>
      <text:list xml:id="list4747420821794021291" text:style-name="L1">
        <text:list-header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32:40.106444910</meta:creation-date>
    <dc:date>2017-12-18T10:42:23.539111900</dc:date>
    <meta:editing-duration>PT11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04" meta:character-count="578" meta:non-whitespace-character-count="478"/>
  </office:meta>
</office:document-meta>
</file>